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5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475110" table:style-name="ce6">
            <text:p>475.110</text:p>
          </table:table-cell>
          <table:table-cell office:value-type="float" office:value="36300" table:style-name="ce6">
            <text:p>36.300</text:p>
          </table:table-cell>
          <table:table-cell office:value-type="float" office:value="34500" table:style-name="ce6">
            <text:p>34.500</text:p>
          </table:table-cell>
          <table:table-cell office:value-type="float" office:value="545910" table:style-name="ce6">
            <text:p>545.910</text:p>
          </table:table-cell>
          <table:table-cell office:value-type="float" office:value="457018" table:style-name="ce6">
            <text:p>457.018</text:p>
          </table:table-cell>
          <table:table-cell office:value-type="percentage" office:value="0.83716729863896977" table:style-name="ce11">
            <text:p>83,7%</text:p>
          </table:table-cell>
          <table:table-cell office:value-type="float" office:value="190867" table:style-name="ce6">
            <text:p>190.867</text:p>
          </table:table-cell>
          <table:table-cell office:value-type="date" office:date-value="2021-02-14T00:00:00" table:style-name="ce14">
            <text:p>14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81045" table:style-name="ce8">
            <text:p>81.045</text:p>
          </table:table-cell>
          <table:table-cell office:value-type="float" office:value="6300" table:style-name="ce8">
            <text:p>6.300</text:p>
          </table:table-cell>
          <table:table-cell office:value-type="float" office:value="5400" table:style-name="ce8">
            <text:p>5.400</text:p>
          </table:table-cell>
          <table:table-cell office:value-type="float" office:value="92745" table:style-name="ce8">
            <text:p>92.745</text:p>
          </table:table-cell>
          <table:table-cell office:value-type="float" office:value="91343" table:style-name="ce8">
            <text:p>91.343</text:p>
          </table:table-cell>
          <table:table-cell office:value-type="percentage" office:value="0.98488328211763443" table:style-name="ce12">
            <text:p>98,5%</text:p>
          </table:table-cell>
          <table:table-cell office:value-type="float" office:value="36979" table:style-name="ce8">
            <text:p>36.979</text:p>
          </table:table-cell>
          <table:table-cell office:value-type="date" office:date-value="2021-02-13T00:00:00" table:style-name="ce15">
            <text:p>13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83975" table:style-name="ce8">
            <text:p>83.975</text:p>
          </table:table-cell>
          <table:table-cell office:value-type="float" office:value="6300" table:style-name="ce8">
            <text:p>6.300</text:p>
          </table:table-cell>
          <table:table-cell office:value-type="float" office:value="4200" table:style-name="ce8">
            <text:p>4.200</text:p>
          </table:table-cell>
          <table:table-cell office:value-type="float" office:value="94475" table:style-name="ce8">
            <text:p>94.475</text:p>
          </table:table-cell>
          <table:table-cell office:value-type="float" office:value="80484" table:style-name="ce8">
            <text:p>80.484</text:p>
          </table:table-cell>
          <table:table-cell office:value-type="percentage" office:value="0.85190791214607042" table:style-name="ce12">
            <text:p>85,2%</text:p>
          </table:table-cell>
          <table:table-cell office:value-type="float" office:value="33466" table:style-name="ce8">
            <text:p>33.466</text:p>
          </table:table-cell>
          <table:table-cell office:value-type="date" office:date-value="2021-02-13T00:00:00" table:style-name="ce15">
            <text:p>13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42480" table:style-name="ce8">
            <text:p>42.480</text:p>
          </table:table-cell>
          <table:table-cell office:value-type="float" office:value="3200" table:style-name="ce8">
            <text:p>3.200</text:p>
          </table:table-cell>
          <table:table-cell office:value-type="float" office:value="4800" table:style-name="ce8">
            <text:p>4.800</text:p>
          </table:table-cell>
          <table:table-cell office:value-type="float" office:value="50480" table:style-name="ce8">
            <text:p>50.480</text:p>
          </table:table-cell>
          <table:table-cell office:value-type="float" office:value="43862" table:style-name="ce8">
            <text:p>43.862</text:p>
          </table:table-cell>
          <table:table-cell office:value-type="percentage" office:value="0.86889857369255152" table:style-name="ce12">
            <text:p>86,9%</text:p>
          </table:table-cell>
          <table:table-cell office:value-type="float" office:value="18653" table:style-name="ce8">
            <text:p>18.653</text:p>
          </table:table-cell>
          <table:table-cell office:value-type="date" office:date-value="2021-02-13T00:00:00" table:style-name="ce15">
            <text:p>13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93570" table:style-name="ce8">
            <text:p>93.570</text:p>
          </table:table-cell>
          <table:table-cell office:value-type="float" office:value="7000" table:style-name="ce8">
            <text:p>7.000</text:p>
          </table:table-cell>
          <table:table-cell office:value-type="float" office:value="8900" table:style-name="ce8">
            <text:p>8.900</text:p>
          </table:table-cell>
          <table:table-cell office:value-type="float" office:value="109470" table:style-name="ce8">
            <text:p>109.470</text:p>
          </table:table-cell>
          <table:table-cell office:value-type="float" office:value="104706" table:style-name="ce8">
            <text:p>104.706</text:p>
          </table:table-cell>
          <table:table-cell office:value-type="percentage" office:value="0.95648122773362565" table:style-name="ce12">
            <text:p>95,6%</text:p>
          </table:table-cell>
          <table:table-cell office:value-type="float" office:value="43371" table:style-name="ce8">
            <text:p>43.371</text:p>
          </table:table-cell>
          <table:table-cell office:value-type="date" office:date-value="2021-02-14T00:00:00" table:style-name="ce15">
            <text:p>14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39345" table:style-name="ce8">
            <text:p>39.345</text:p>
          </table:table-cell>
          <table:table-cell office:value-type="float" office:value="2900" table:style-name="ce8">
            <text:p>2.900</text:p>
          </table:table-cell>
          <table:table-cell office:value-type="float" office:value="2400" table:style-name="ce8">
            <text:p>2.400</text:p>
          </table:table-cell>
          <table:table-cell office:value-type="float" office:value="44645" table:style-name="ce8">
            <text:p>44.645</text:p>
          </table:table-cell>
          <table:table-cell office:value-type="float" office:value="42494" table:style-name="ce8">
            <text:p>42.494</text:p>
          </table:table-cell>
          <table:table-cell office:value-type="percentage" office:value="0.95181991264419308" table:style-name="ce12">
            <text:p>95,2%</text:p>
          </table:table-cell>
          <table:table-cell office:value-type="float" office:value="18916" table:style-name="ce8">
            <text:p>18.916</text:p>
          </table:table-cell>
          <table:table-cell office:value-type="date" office:date-value="2021-02-13T00:00:00" table:style-name="ce15">
            <text:p>13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177555" table:style-name="ce8">
            <text:p>177.555</text:p>
          </table:table-cell>
          <table:table-cell office:value-type="float" office:value="13500" table:style-name="ce8">
            <text:p>13.500</text:p>
          </table:table-cell>
          <table:table-cell office:value-type="float" office:value="9800" table:style-name="ce8">
            <text:p>9.800</text:p>
          </table:table-cell>
          <table:table-cell office:value-type="float" office:value="200855" table:style-name="ce8">
            <text:p>200.855</text:p>
          </table:table-cell>
          <table:table-cell office:value-type="float" office:value="186398" table:style-name="ce8">
            <text:p>186.398</text:p>
          </table:table-cell>
          <table:table-cell office:value-type="percentage" office:value="0.92802270294491052" table:style-name="ce12">
            <text:p>92,8%</text:p>
          </table:table-cell>
          <table:table-cell office:value-type="float" office:value="78271" table:style-name="ce8">
            <text:p>78.271</text:p>
          </table:table-cell>
          <table:table-cell office:value-type="date" office:date-value="2021-02-14T00:00:00" table:style-name="ce15">
            <text:p>14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120375" table:style-name="ce8">
            <text:p>120.375</text:p>
          </table:table-cell>
          <table:table-cell office:value-type="float" office:value="9200" table:style-name="ce8">
            <text:p>9.200</text:p>
          </table:table-cell>
          <table:table-cell office:value-type="float" office:value="8300" table:style-name="ce8">
            <text:p>8.300</text:p>
          </table:table-cell>
          <table:table-cell office:value-type="float" office:value="137875" table:style-name="ce8">
            <text:p>137.875</text:p>
          </table:table-cell>
          <table:table-cell office:value-type="float" office:value="125951" table:style-name="ce8">
            <text:p>125.951</text:p>
          </table:table-cell>
          <table:table-cell office:value-type="percentage" office:value="0.9135158658204896" table:style-name="ce12">
            <text:p>91,4%</text:p>
          </table:table-cell>
          <table:table-cell office:value-type="float" office:value="49378" table:style-name="ce8">
            <text:p>49.378</text:p>
          </table:table-cell>
          <table:table-cell office:value-type="date" office:date-value="2021-02-14T00:00:00" table:style-name="ce15">
            <text:p>14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410120" table:style-name="ce8">
            <text:p>410.120</text:p>
          </table:table-cell>
          <table:table-cell office:value-type="float" office:value="31400" table:style-name="ce8">
            <text:p>31.400</text:p>
          </table:table-cell>
          <table:table-cell office:value-type="float" office:value="31800" table:style-name="ce8">
            <text:p>31.800</text:p>
          </table:table-cell>
          <table:table-cell office:value-type="float" office:value="473320" table:style-name="ce8">
            <text:p>473.320</text:p>
          </table:table-cell>
          <table:table-cell office:value-type="float" office:value="402742" table:style-name="ce8">
            <text:p>402.742</text:p>
          </table:table-cell>
          <table:table-cell office:value-type="percentage" office:value="0.85088734893940676" table:style-name="ce12">
            <text:p>85,1%</text:p>
          </table:table-cell>
          <table:table-cell office:value-type="float" office:value="162003" table:style-name="ce8">
            <text:p>162.003</text:p>
          </table:table-cell>
          <table:table-cell office:value-type="date" office:date-value="2021-02-14T00:00:00" table:style-name="ce15">
            <text:p>14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207280" table:style-name="ce8">
            <text:p>207.280</text:p>
          </table:table-cell>
          <table:table-cell office:value-type="float" office:value="15700" table:style-name="ce8">
            <text:p>15.700</text:p>
          </table:table-cell>
          <table:table-cell office:value-type="float" office:value="20600" table:style-name="ce8">
            <text:p>20.600</text:p>
          </table:table-cell>
          <table:table-cell office:value-type="float" office:value="243580" table:style-name="ce8">
            <text:p>243.580</text:p>
          </table:table-cell>
          <table:table-cell office:value-type="float" office:value="219822" table:style-name="ce8">
            <text:p>219.822</text:p>
          </table:table-cell>
          <table:table-cell office:value-type="percentage" office:value="0.90246325642499381" table:style-name="ce12">
            <text:p>90,2%</text:p>
          </table:table-cell>
          <table:table-cell office:value-type="float" office:value="94255" table:style-name="ce8">
            <text:p>94.255</text:p>
          </table:table-cell>
          <table:table-cell office:value-type="date" office:date-value="2021-02-14T00:00:00" table:style-name="ce15">
            <text:p>14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74375" table:style-name="ce8">
            <text:p>74.375</text:p>
          </table:table-cell>
          <table:table-cell office:value-type="float" office:value="5400" table:style-name="ce8">
            <text:p>5.400</text:p>
          </table:table-cell>
          <table:table-cell office:value-type="float" office:value="4300" table:style-name="ce8">
            <text:p>4.300</text:p>
          </table:table-cell>
          <table:table-cell office:value-type="float" office:value="84075" table:style-name="ce8">
            <text:p>84.075</text:p>
          </table:table-cell>
          <table:table-cell office:value-type="float" office:value="78038" table:style-name="ce8">
            <text:p>78.038</text:p>
          </table:table-cell>
          <table:table-cell office:value-type="percentage" office:value="0.92819506393101403" table:style-name="ce12">
            <text:p>92,8%</text:p>
          </table:table-cell>
          <table:table-cell office:value-type="float" office:value="31116" table:style-name="ce8">
            <text:p>31.116</text:p>
          </table:table-cell>
          <table:table-cell office:value-type="date" office:date-value="2021-02-14T00:00:00" table:style-name="ce15">
            <text:p>14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128815" table:style-name="ce8">
            <text:p>128.815</text:p>
          </table:table-cell>
          <table:table-cell office:value-type="float" office:value="9800" table:style-name="ce8">
            <text:p>9.800</text:p>
          </table:table-cell>
          <table:table-cell office:value-type="float" office:value="11000" table:style-name="ce8">
            <text:p>11.000</text:p>
          </table:table-cell>
          <table:table-cell office:value-type="float" office:value="149615" table:style-name="ce8">
            <text:p>149.615</text:p>
          </table:table-cell>
          <table:table-cell office:value-type="float" office:value="134518" table:style-name="ce8">
            <text:p>134.518</text:p>
          </table:table-cell>
          <table:table-cell office:value-type="percentage" office:value="0.89909434214483841" table:style-name="ce12">
            <text:p>89,9%</text:p>
          </table:table-cell>
          <table:table-cell office:value-type="float" office:value="55343" table:style-name="ce8">
            <text:p>55.343</text:p>
          </table:table-cell>
          <table:table-cell office:value-type="date" office:date-value="2021-02-14T00:00:00" table:style-name="ce15">
            <text:p>14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19955" table:style-name="ce8">
            <text:p>19.955</text:p>
          </table:table-cell>
          <table:table-cell office:value-type="float" office:value="1400" table:style-name="ce8">
            <text:p>1.400</text:p>
          </table:table-cell>
          <table:table-cell office:value-type="float" office:value="1300" table:style-name="ce8">
            <text:p>1.300</text:p>
          </table:table-cell>
          <table:table-cell office:value-type="float" office:value="22655" table:style-name="ce8">
            <text:p>22.655</text:p>
          </table:table-cell>
          <table:table-cell office:value-type="float" office:value="21095" table:style-name="ce8">
            <text:p>21.095</text:p>
          </table:table-cell>
          <table:table-cell office:value-type="percentage" office:value="0.93114102847053626" table:style-name="ce12">
            <text:p>93,1%</text:p>
          </table:table-cell>
          <table:table-cell office:value-type="float" office:value="8449" table:style-name="ce8">
            <text:p>8.449</text:p>
          </table:table-cell>
          <table:table-cell office:value-type="date" office:date-value="2021-02-13T00:00:00" table:style-name="ce15">
            <text:p>13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333375" table:style-name="ce8">
            <text:p>333.375</text:p>
          </table:table-cell>
          <table:table-cell office:value-type="float" office:value="25400" table:style-name="ce8">
            <text:p>25.400</text:p>
          </table:table-cell>
          <table:table-cell office:value-type="float" office:value="27700" table:style-name="ce8">
            <text:p>27.700</text:p>
          </table:table-cell>
          <table:table-cell office:value-type="float" office:value="386475" table:style-name="ce8">
            <text:p>386.475</text:p>
          </table:table-cell>
          <table:table-cell office:value-type="float" office:value="338333" table:style-name="ce8">
            <text:p>338.333</text:p>
          </table:table-cell>
          <table:table-cell office:value-type="percentage" office:value="0.87543308105310824" table:style-name="ce12">
            <text:p>87,5%</text:p>
          </table:table-cell>
          <table:table-cell office:value-type="float" office:value="152696" table:style-name="ce8">
            <text:p>152.696</text:p>
          </table:table-cell>
          <table:table-cell office:value-type="date" office:date-value="2021-02-14T00:00:00" table:style-name="ce15">
            <text:p>14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87305" table:style-name="ce8">
            <text:p>87.305</text:p>
          </table:table-cell>
          <table:table-cell office:value-type="float" office:value="6600" table:style-name="ce8">
            <text:p>6.600</text:p>
          </table:table-cell>
          <table:table-cell office:value-type="float" office:value="6200" table:style-name="ce8">
            <text:p>6.200</text:p>
          </table:table-cell>
          <table:table-cell office:value-type="float" office:value="100105" table:style-name="ce8">
            <text:p>100.105</text:p>
          </table:table-cell>
          <table:table-cell office:value-type="float" office:value="90378" table:style-name="ce8">
            <text:p>90.378</text:p>
          </table:table-cell>
          <table:table-cell office:value-type="percentage" office:value="0.90283202637230908" table:style-name="ce12">
            <text:p>90,3%</text:p>
          </table:table-cell>
          <table:table-cell office:value-type="float" office:value="37453" table:style-name="ce8">
            <text:p>37.453</text:p>
          </table:table-cell>
          <table:table-cell office:value-type="date" office:date-value="2021-02-14T00:00:00" table:style-name="ce15">
            <text:p>14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39345" table:style-name="ce8">
            <text:p>39.345</text:p>
          </table:table-cell>
          <table:table-cell office:value-type="float" office:value="2900" table:style-name="ce8">
            <text:p>2.900</text:p>
          </table:table-cell>
          <table:table-cell office:value-type="float" office:value="2700" table:style-name="ce8">
            <text:p>2.700</text:p>
          </table:table-cell>
          <table:table-cell office:value-type="float" office:value="44945" table:style-name="ce8">
            <text:p>44.945</text:p>
          </table:table-cell>
          <table:table-cell office:value-type="float" office:value="40295" table:style-name="ce8">
            <text:p>40.295</text:p>
          </table:table-cell>
          <table:table-cell office:value-type="percentage" office:value="0.89654021581933474" table:style-name="ce12">
            <text:p>89,7%</text:p>
          </table:table-cell>
          <table:table-cell office:value-type="float" office:value="15344" table:style-name="ce8">
            <text:p>15.344</text:p>
          </table:table-cell>
          <table:table-cell office:value-type="date" office:date-value="2021-02-12T00:00:00" table:style-name="ce15">
            <text:p>12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107460" table:style-name="ce8">
            <text:p>107.460</text:p>
          </table:table-cell>
          <table:table-cell office:value-type="float" office:value="7900" table:style-name="ce8">
            <text:p>7.900</text:p>
          </table:table-cell>
          <table:table-cell office:value-type="float" office:value="9100" table:style-name="ce8">
            <text:p>9.100</text:p>
          </table:table-cell>
          <table:table-cell office:value-type="float" office:value="124460" table:style-name="ce8">
            <text:p>124.460</text:p>
          </table:table-cell>
          <table:table-cell office:value-type="float" office:value="97787" table:style-name="ce8">
            <text:p>97.787</text:p>
          </table:table-cell>
          <table:table-cell office:value-type="percentage" office:value="0.78569018158444481" table:style-name="ce12">
            <text:p>78,6%</text:p>
          </table:table-cell>
          <table:table-cell office:value-type="float" office:value="41483" table:style-name="ce8">
            <text:p>41.483</text:p>
          </table:table-cell>
          <table:table-cell office:value-type="date" office:date-value="2021-02-14T00:00:00" table:style-name="ce15">
            <text:p>14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4320" table:style-name="ce8">
            <text:p>4.320</text:p>
          </table:table-cell>
          <table:table-cell office:value-type="float" office:value="400" table:style-name="ce8">
            <text:p>400</text:p>
          </table:table-cell>
          <table:table-cell office:value-type="float" office:value="400" table:style-name="ce8">
            <text:p>400</text:p>
          </table:table-cell>
          <table:table-cell office:value-type="float" office:value="5120" table:style-name="ce8">
            <text:p>5.120</text:p>
          </table:table-cell>
          <table:table-cell office:value-type="float" office:value="3522" table:style-name="ce8">
            <text:p>3.522</text:p>
          </table:table-cell>
          <table:table-cell office:value-type="percentage" office:value="0.68789062499999998" table:style-name="ce12">
            <text:p>68,8%</text:p>
          </table:table-cell>
          <table:table-cell office:value-type="float" office:value="964" table:style-name="ce8">
            <text:p>964</text:p>
          </table:table-cell>
          <table:table-cell office:value-type="date" office:date-value="2021-02-14T00:00:00" table:style-name="ce15">
            <text:p>14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3150" table:style-name="ce8">
            <text:p>3.150</text:p>
          </table:table-cell>
          <table:table-cell office:value-type="float" office:value="400" table:style-name="ce8">
            <text:p>400</text:p>
          </table:table-cell>
          <table:table-cell office:value-type="float" office:value="400" table:style-name="ce8">
            <text:p>400</text:p>
          </table:table-cell>
          <table:table-cell office:value-type="float" office:value="3950" table:style-name="ce8">
            <text:p>3.950</text:p>
          </table:table-cell>
          <table:table-cell office:value-type="float" office:value="2822" table:style-name="ce8">
            <text:p>2.822</text:p>
          </table:table-cell>
          <table:table-cell office:value-type="percentage" office:value="0.71443037974683543" table:style-name="ce12">
            <text:p>71,4%</text:p>
          </table:table-cell>
          <table:table-cell office:value-type="float" office:value="1084" table:style-name="ce8">
            <text:p>1.084</text:p>
          </table:table-cell>
          <table:table-cell office:value-type="date" office:date-value="2021-02-14T00:00:00" table:style-name="ce16">
            <text:p>14/02/2021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2528955" table:style-name="ce10">
            <text:p>2.528.955</text:p>
          </table:table-cell>
          <table:table-cell office:value-type="float" office:value="192000" table:style-name="ce10">
            <text:p>192.000</text:p>
          </table:table-cell>
          <table:table-cell office:value-type="float" office:value="193800" table:style-name="ce10">
            <text:p>193.800</text:p>
          </table:table-cell>
          <table:table-cell office:value-type="float" office:value="2914755" table:style-name="ce10">
            <text:p>2.914.755</text:p>
          </table:table-cell>
          <table:table-cell office:value-type="float" office:value="2561608" table:style-name="ce10">
            <text:p>2.561.608</text:p>
          </table:table-cell>
          <table:table-cell office:value-type="percentage" office:value="0.87884161790613624" table:style-name="ce13">
            <text:p>87,9%</text:p>
          </table:table-cell>
          <table:table-cell office:value-type="float" office:value="1070091" table:style-name="ce10">
            <text:p>1.070.091</text:p>
          </table:table-cell>
          <table:table-cell table:style-name="ce17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2-15T15:09:55Z</dc:date>
  </office:meta>
</office:document-meta>
</file>